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2E0000017AD457FDE6.png"/>
  <manifest:file-entry manifest:media-type="image/png" manifest:full-path="Pictures/10000000000001560000009307B7AD5B.png"/>
  <manifest:file-entry manifest:media-type="image/png" manifest:full-path="Pictures/10000000000001D4000002211C2B3652.png"/>
  <manifest:file-entry manifest:media-type="image/png" manifest:full-path="Pictures/100002010000023900000151925F289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rimitive types</text:p>
          </draw:text-box>
        </draw:frame>
        <draw:frame draw:style-name="gr1" draw:text-style-name="P1" draw:layer="layout" svg:width="23.4cm" svg:height="13.859cm" svg:x="2.299cm" svg:y="4.913cm" presentation:class="graphic">
          <draw:image xlink:href="Pictures/100002010000023900000151925F28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Operators</text:p>
          </draw:text-box>
        </draw:frame>
        <draw:frame draw:style-name="gr1" draw:text-style-name="P1" draw:layer="layout" svg:width="17.272cm" svg:height="17.018cm" svg:x="5.334cm" svg:y="3.302cm" presentation:class="graphic" presentation:user-transformed="true">
          <draw:image xlink:href="Pictures/10000000000001D4000002211C2B365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rappers</text:p>
          </draw:text-box>
        </draw:frame>
        <draw:frame draw:style-name="gr1" draw:text-style-name="P1" draw:layer="layout" svg:width="22.098cm" svg:height="9.144cm" svg:x="2.286cm" svg:y="6.604cm" presentation:class="graphic" presentation:user-transformed="true">
          <draw:image xlink:href="Pictures/10000000000001560000009307B7AD5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Naming Conventions</text:p>
          </draw:text-box>
        </draw:frame>
        <draw:frame draw:style-name="gr1" draw:text-style-name="P1" draw:layer="layout" svg:width="20.458cm" svg:height="13.859cm" svg:x="3.77cm" svg:y="4.913cm" presentation:class="graphic">
          <draw:image xlink:href="Pictures/100002010000022E0000017AD457FDE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legs sedacs</meta:initial-creator>
    <meta:creation-date>2018-05-07T20:01:27</meta:creation-date>
    <meta:editing-duration>PT12M1S</meta:editing-duration>
    <meta:editing-cycles>2</meta:editing-cycles>
    <dc:date>2018-05-07T20:13:21</dc:date>
    <dc:creator>olegs sedacs</dc:creator>
    <meta:document-statistic meta:object-count="37"/>
    <meta:generator>OpenOffice/4.1.5$Unix OpenOffice.org_project/415m1$Build-9789</meta:generator>
  </office:meta>
</office:document-meta>
</file>